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582be" officeooo:paragraph-rsid="000582b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582be" officeooo:paragraph-rsid="000a776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82be" officeooo:paragraph-rsid="000ae22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ae85" officeooo:paragraph-rsid="000dae8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82be" officeooo:paragraph-rsid="000582b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582be" officeooo:paragraph-rsid="0008737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a776f" officeooo:paragraph-rsid="000a776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225" officeooo:paragraph-rsid="000ae22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061919" officeooo:paragraph-rsid="000946f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bb6cc" officeooo:paragraph-rsid="000a776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dae85" officeooo:paragraph-rsid="000dae8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0946f0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61919" officeooo:paragraph-rsid="000946f0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b3057" officeooo:paragraph-rsid="000946f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a776f" officeooo:paragraph-rsid="000a776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1d8205" officeooo:paragraph-rsid="001d820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dc678" officeooo:paragraph-rsid="001dc67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edcc6" officeooo:paragraph-rsid="001edcc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011c8" officeooo:paragraph-rsid="002011c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13de7" officeooo:paragraph-rsid="00213de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96b70" officeooo:paragraph-rsid="00296b7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213de7"/>
    </style:style>
    <style:style style:name="T1" style:family="text">
      <style:text-properties officeooo:rsid="00061919"/>
    </style:style>
    <style:style style:name="T2" style:family="text">
      <style:text-properties officeooo:rsid="0006f3d0"/>
    </style:style>
    <style:style style:name="T3" style:family="text">
      <style:text-properties officeooo:rsid="0006f3d0" fo:background-color="#ff0000" loext:char-shading-value="0"/>
    </style:style>
    <style:style style:name="T4" style:family="text">
      <style:text-properties officeooo:rsid="0006f3d0" fo:background-color="#ffff00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582be" style:font-weight-asian="normal" style:font-weight-complex="normal"/>
    </style:style>
    <style:style style:name="T7" style:family="text">
      <style:text-properties fo:font-weight="normal" officeooo:rsid="000946f0" style:font-weight-asian="normal" style:font-weight-complex="normal"/>
    </style:style>
    <style:style style:name="T8" style:family="text">
      <style:text-properties fo:font-weight="normal" officeooo:rsid="0006f3d0" style:font-weight-asian="normal" style:font-weight-complex="normal"/>
    </style:style>
    <style:style style:name="T9" style:family="text">
      <style:text-properties fo:font-weight="normal" officeooo:rsid="00061919" style:font-weight-asian="normal" style:font-weight-complex="normal"/>
    </style:style>
    <style:style style:name="T10" style:family="text">
      <style:text-properties fo:font-weight="normal" officeooo:rsid="000ae225" style:font-weight-asian="normal" style:font-weight-complex="normal"/>
    </style:style>
    <style:style style:name="T11" style:family="text">
      <style:text-properties fo:font-weight="normal" officeooo:rsid="000bb6cc" style:font-weight-asian="normal" style:font-weight-complex="normal"/>
    </style:style>
    <style:style style:name="T12" style:family="text">
      <style:text-properties fo:font-weight="normal" officeooo:rsid="001b3057" style:font-weight-asian="normal" style:font-weight-complex="normal"/>
    </style:style>
    <style:style style:name="T13" style:family="text">
      <style:text-properties fo:font-weight="normal" officeooo:rsid="001bbdd7" style:font-weight-asian="normal" style:font-weight-complex="normal"/>
    </style:style>
    <style:style style:name="T14" style:family="text">
      <style:text-properties fo:font-weight="normal" officeooo:rsid="001c48b7" style:font-weight-asian="normal" style:font-weight-complex="normal"/>
    </style:style>
    <style:style style:name="T15" style:family="text">
      <style:text-properties fo:font-weight="normal" officeooo:rsid="00213de7" style:font-weight-asian="normal" style:font-weight-complex="normal"/>
    </style:style>
    <style:style style:name="T16" style:family="text">
      <style:text-properties fo:font-weight="normal" officeooo:rsid="0021df8f" style:font-weight-asian="normal" style:font-weight-complex="normal"/>
    </style:style>
    <style:style style:name="T17" style:family="text">
      <style:text-properties fo:font-weight="normal" officeooo:rsid="00234592" style:font-weight-asian="normal" style:font-weight-complex="normal"/>
    </style:style>
    <style:style style:name="T18" style:family="text">
      <style:text-properties fo:font-weight="normal" officeooo:rsid="001d8205" style:font-weight-asian="normal" style:font-weight-complex="normal"/>
    </style:style>
    <style:style style:name="T19" style:family="text">
      <style:text-properties fo:font-weight="normal" officeooo:rsid="00245b94" style:font-weight-asian="normal" style:font-weight-complex="normal"/>
    </style:style>
    <style:style style:name="T20" style:family="text">
      <style:text-properties fo:font-weight="normal" officeooo:rsid="0025f1b3" style:font-weight-asian="normal" style:font-weight-complex="normal"/>
    </style:style>
    <style:style style:name="T21" style:family="text">
      <style:text-properties fo:font-weight="normal" officeooo:rsid="0006f3d0" fo:background-color="#ffff00" loext:char-shading-value="0" style:font-weight-asian="normal" style:font-weight-complex="normal"/>
    </style:style>
    <style:style style:name="T22" style:family="text">
      <style:text-properties fo:font-weight="normal" officeooo:rsid="0006f3d0" fo:background-color="#ff0000" loext:char-shading-value="0" style:font-weight-asian="normal" style:font-weight-complex="normal"/>
    </style:style>
    <style:style style:name="T23" style:family="text">
      <style:text-properties officeooo:rsid="000a776f"/>
    </style:style>
    <style:style style:name="T24" style:family="text">
      <style:text-properties officeooo:rsid="000a801a"/>
    </style:style>
    <style:style style:name="T25" style:family="text">
      <style:text-properties officeooo:rsid="000ae225"/>
    </style:style>
    <style:style style:name="T26" style:family="text">
      <style:text-properties officeooo:rsid="001edcc6"/>
    </style:style>
    <style:style style:name="T27" style:family="text">
      <style:text-properties officeooo:rsid="00213de7"/>
    </style:style>
    <style:style style:name="T28" style:family="text">
      <style:text-properties officeooo:rsid="0021df8f"/>
    </style:style>
    <style:style style:name="T29" style:family="text">
      <style:text-properties officeooo:rsid="00234592"/>
    </style:style>
    <style:style style:name="T30" style:family="text">
      <style:text-properties officeooo:rsid="00245b94"/>
    </style:style>
    <style:style style:name="T31" style:family="text">
      <style:text-properties officeooo:rsid="0025f1b3"/>
    </style:style>
    <style:style style:name="T32" style:family="text">
      <style:text-properties officeooo:rsid="002633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25">1. Thema</text:span> <text:line-break/>–&gt; <text:span text:style-name="T10">komplex</text:span></text:p>
      <text:p text:style-name="P8">–&gt; gute Quellenlage</text:p>
      <text:p text:style-name="P3"><text:span text:style-name="T10">–&gt; interessiert mich mehr, </text:span><text:span text:style-name="T11">Relevanz</text:span></text:p>
      <text:p text:style-name="P3"><text:span text:style-name="T10">–&gt; Bio-Gezug da!</text:span><text:line-break/></text:p>
      <text:p text:style-name="P5">faltende neuronale Netze in der Medizin</text:p>
      <text:p text:style-name="P5"/>
      <text:p text:style-name="P5">- Welche Bedeutun<text:span text:style-name="T2">g </text:span>haben <text:span text:style-name="T4">(</text:span><text:span text:style-name="T2">faltende</text:span><text:span text:style-name="T4">)</text:span><text:span text:style-name="T2"> </text:span>neuronale Netze für die Medizin – am Beispiel der Diagnose von Hirntumoren <text:span text:style-name="T3">(</text:span>mithilfe von <text:span text:style-name="T1">faltenden neuronalen Netzen</text:span><text:span text:style-name="T3">)</text:span><text:span text:style-name="T1">?</text:span></text:p>
      <text:p text:style-name="P5"/>
      <text:p text:style-name="P12"><text:span text:style-name="T6">- </text:span><text:span text:style-name="T7">Inwieweit können</text:span><text:span text:style-name="T6"> </text:span><text:span text:style-name="T21">(</text:span><text:span text:style-name="T8">faltende</text:span><text:span text:style-name="T21">)</text:span><text:span text:style-name="T8"> </text:span><text:span text:style-name="T6">neuronale Netze </text:span><text:span text:style-name="T7">als Segen für die Medizin bezeichnet werden</text:span><text:span text:style-name="T6"> – am Beispiel der Diagnose von Hirntumoren </text:span><text:span text:style-name="T22">(</text:span><text:span text:style-name="T6">mithilfe von </text:span><text:span text:style-name="T9">faltenden neuronalen Netzen</text:span><text:span text:style-name="T22">)</text:span><text:span text:style-name="T9">?</text:span></text:p>
      <text:p text:style-name="P9"/>
      <text:p text:style-name="P12"><text:span text:style-name="T9">- </text:span><text:span text:style-name="T12">Inwieweit </text:span><text:span text:style-name="T13">kann</text:span><text:span text:style-name="T12"> </text:span><text:span text:style-name="T13">der</text:span><text:span text:style-name="T12"> </text:span><text:span text:style-name="T13">Arbeitsalltag</text:span><text:span text:style-name="T12"> von Medizinern </text:span><text:span text:style-name="T13">mithilfe von faltenden neuronalen Netzen </text:span><text:span text:style-name="T12">effizienter gestalte</text:span><text:span text:style-name="T13">t werden</text:span><text:span text:style-name="T12"> – am Beispiel der Diagnose von Hirntumoren?</text:span></text:p>
      <text:p text:style-name="P14"/>
      <text:p text:style-name="P12"><text:span text:style-name="T12">-</text:span><text:span text:style-name="T14">bv </text:span><text:span text:style-name="T12"><text:s/></text:span><text:span text:style-name="T13">Inwieweit kann mithilfe von faltenden neuronalen Netzen die Diagnose von Hirntumoren für Mediziner effizienter gestaltet werden?</text:span></text:p>
      <text:p text:style-name="P9"/>
      <text:p text:style-name="P2"><text:span text:style-name="T1">Thema </text:span><text:span text:style-name="T23">2</text:span></text:p>
      <text:p text:style-name="P2">–&gt; <text:span text:style-name="T11">weniger komplex</text:span></text:p>
      <text:p text:style-name="P10">–&gt; (weniger gute Quellenlage)</text:p>
      <text:p text:style-name="P4"><text:span text:style-name="T11">–&gt; </text:span><text:span text:style-name="T5">interessiert mich bisschen weniger, kaum Relevanz für Wissenschaft</text:span></text:p>
      <text:p text:style-name="P11">–&gt; Bio-Bezug eingeschränkt da </text:p>
      <text:p text:style-name="P2"/>
      <text:p text:style-name="P7">evolutionäre Algorithmen zur Optimirung von Funktionen, Snake</text:p>
      <text:p text:style-name="P7"/>
      <text:p text:style-name="P7">- <text:span text:style-name="T24">Inwiefern ist es einem Schüler möglich, eine KI auf Basis von evolutionären Algorithmen zu bauen – am Beispiel des Games Snake?</text:span></text:p>
      <text:p text:style-name="P7"/>
      <text:p text:style-name="P7">________________________________________________________________________________</text:p>
      <text:p text:style-name="P6"/>
      <text:p text:style-name="P16"/>
      <text:p text:style-name="P16"/>
      <text:p text:style-name="Standard"><text:span text:style-name="T18">1. Einführung in die Problematik / Relevanz von faltenden neuronalen Netzen –&gt; </text:span><text:span text:style-name="T19">Medizin</text:span></text:p>
      <text:p text:style-name="P17">2. Erklärung Architektur + Funktionsweise neuronale Netze</text:p>
      <text:p text:style-name="P17"><text:tab/>a. neuronale Netze, weights etc.</text:p>
      <text:p text:style-name="P17"><text:tab/>b. <text:span text:style-name="T26">faltende Netze</text:span></text:p>
      <text:p text:style-name="P18">3. Bezug zur Biologie / Vorbild</text:p>
      <text:p text:style-name="P22"><text:span text:style-name="T17">4</text:span><text:span text:style-name="T15">. eigene Implementierung eines faltenden neuronalen Netzes</text:span></text:p>
      <text:p text:style-name="P22"><text:span text:style-name="T15"><text:tab/></text:span><text:span text:style-name="T16">b. Vorgehen, </text:span><text:span text:style-name="T20">Arbeitsp</text:span><text:span text:style-name="T16">rozess</text:span></text:p>
      <text:p text:style-name="P20"><text:tab/>a. Code</text:p>
      <text:p text:style-name="P20"><text:tab/><text:span text:style-name="T31">c. </text:span><text:span text:style-name="T32">Performance verschiedener Architekturen (Hyperparameters)</text:span></text:p>
      <text:p text:style-name="P20"><text:tab/>b. Probleme <text:span text:style-name="T28">(z.B. Laufzeitkomplexität etc.)</text:span></text:p>
      <text:p text:style-name="P19"><text:span text:style-name="T29">5</text:span>. Beantwortung der Leitfrage</text:p>
      <text:p text:style-name="P19"><text:tab/>a. (Vergleich Performance Neurologe, mein Model)</text:p>
      <text:p text:style-name="P19"><text:tab/><text:span text:style-name="T27">b. Anwendungsbereiche in der Medizin, ethische Problematiken etc.</text:span></text:p>
      <text:p text:style-name="P21">6. (Geschichtliches + Zukunft von CNNs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1-31T23:49:16.973000000</dc:date>
    <meta:editing-duration>PT57M19S</meta:editing-duration>
    <meta:editing-cycles>26</meta:editing-cycles>
    <meta:document-statistic meta:table-count="0" meta:image-count="0" meta:object-count="0" meta:page-count="1" meta:paragraph-count="31" meta:word-count="235" meta:character-count="1787" meta:non-whitespace-character-count="1567"/>
  </office:meta>
</office:document-meta>
</file>